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text-properties style:font-name="Arial" fo:font-size="10pt" style:font-size-asian="10pt" style:font-size-complex="10pt"/>
    </style:style>
    <style:style style:name="P11" style:family="paragraph" style:parent-style-name="Standard">
      <style:text-properties style:font-name="Arial" fo:font-size="15pt" style:font-size-asian="15pt" style:font-size-complex="15pt"/>
    </style:style>
    <style:style style:name="P12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000000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0000c0"/>
    </style:style>
    <style:style style:name="T4" style:family="text">
      <style:text-properties fo:color="#00ae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3f55bf"/>
    </style:style>
    <style:style style:name="T7" style:family="text">
      <style:text-properties fo:color="#557f5f"/>
    </style:style>
    <style:style style:name="T8" style:family="text">
      <style:text-properties fo:color="#008080"/>
    </style:style>
    <style:style style:name="T9" style:family="text">
      <style:text-properties fo:color="#3f7f7f"/>
    </style:style>
    <style:style style:name="T10" style:family="text">
      <style:text-properties fo:color="#7f007f"/>
    </style:style>
    <style:style style:name="T11" style:family="text">
      <style:text-properties fo:color="#2a00ff"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ff0000"/>
    </style:style>
    <style:style style:name="T14" style:family="text">
      <style:text-properties style:font-name="Courier New" style:font-name-asian="Courier New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1. Dodanie nowych metod:</text:p>
      <text:p text:style-name="P10">src/Application/ShopAdminBundle/Resources/config/doctrine/Product.orm.yml</text:p>
      <text:p text:style-name="P9"/>
      <text:p text:style-name="P9"># src/Application/ShopAdminBundle/Resources/config/doctrine/Product.orm.yml</text:p>
      <text:p text:style-name="P1">Application\ShopAdminBundle\Entity\Product:</text:p>
      <text:p text:style-name="P1">...</text:p>
      <text:p text:style-name="P9"><text:s text:c="2"/>lifecycleCallbacks:</text:p>
      <text:p text:style-name="P1"><text:s text:c="4"/>prePersist: [ <text:span text:style-name="T4">preUpload</text:span>, setCreatedAtValue ] </text:p>
      <text:p text:style-name="P1"><text:s text:c="4"/>preUpdate: [ <text:span text:style-name="T4">preUpload</text:span>, setUpdatedAtValue ]</text:p>
      <text:p text:style-name="P6"><text:s text:c="4"/>postPersist: [ upload ]</text:p>
      <text:p text:style-name="P6"><text:s text:c="4"/>postUpdate: [ upload ]</text:p>
      <text:p text:style-name="P6"><text:s text:c="4"/>postRemove: [ removeUpload ]</text:p>
      <text:p text:style-name="P10"/>
      <text:p text:style-name="P10">2. Upload obrazka:</text:p>
      <text:p text:style-name="P10">src/Application/ShopAdminBundle/Entity/Product.php</text:p>
      <text:p text:style-name="P10"/>
      <text:p text:style-name="P4">&lt;?php</text:p>
      <text:p text:style-name="P1"/>
      <text:p text:style-name="P2">namespace Application\ShopAdminBundle\Entity;</text:p>
      <text:p text:style-name="P1"/>
      <text:p text:style-name="P1"><text:span text:style-name="T2">use </text:span><text:span text:style-name="T1">Doctrine\ORM\Mapping </text:span><text:span text:style-name="T2">as </text:span><text:span text:style-name="T1">ORM;</text:span></text:p>
      <text:p text:style-name="P1"/>
      <text:p text:style-name="P6"><text:span text:style-name="T5">use </text:span>Symfony\Component\HttpFoundation\File\UploadedFile;</text:p>
      <text:p text:style-name="P1"/>
      <text:p text:style-name="P1"><text:span text:style-name="T2">use </text:span><text:span text:style-name="T1">Symfony\Component\Validator\Mapping\ClassMetadata;</text:span></text:p>
      <text:p text:style-name="P1"><text:span text:style-name="T2">use </text:span><text:span text:style-name="T1">Symfony\Component\Validator\Constraints\NotBlank;</text:span></text:p>
      <text:p text:style-name="P1"/>
      <text:p text:style-name="P6"><text:span text:style-name="T5">use </text:span>Symfony\Component\Validator\Constraints <text:span text:style-name="T5">as </text:span>Assert;</text:p>
      <text:p text:style-name="P1"/>
      <text:p text:style-name="P5">/**</text:p>
      <text:p text:style-name="P5"><text:s/>* Product</text:p>
      <text:p text:style-name="P5"><text:s/>*/</text:p>
      <text:p text:style-name="P1"><text:span text:style-name="T2">class </text:span><text:span text:style-name="T1">Product</text:span></text:p>
      <text:p text:style-name="P2">{</text:p>
      <text:p text:style-name="P2">...</text:p>
      <text:p text:style-name="P2"/>
      <text:p text:style-name="P6"><text:s text:c="4"/>/**</text:p>
      <text:p text:style-name="P6"><text:s text:c="5"/>* <text:span text:style-name="T5">@var</text:span> string</text:p>
      <text:p text:style-name="P6"><text:s text:c="5"/>*/</text:p>
      <text:p text:style-name="P6"><text:s text:c="4"/><text:span text:style-name="T5">private </text:span>$file;</text:p>
      <text:p text:style-name="P6"><text:s text:c="4"/></text:p>
      <text:p text:style-name="P6"><text:s text:c="4"/>/**</text:p>
      <text:p text:style-name="P6"><text:s text:c="5"/>* Set file.</text:p>
      <text:p text:style-name="P6"><text:s text:c="5"/>*</text:p>
      <text:p text:style-name="P6"><text:s text:c="5"/>* <text:span text:style-name="T5">@param</text:span> UploadedFile $file</text:p>
      <text:p text:style-name="P6"><text:s text:c="5"/>*/</text:p>
      <text:p text:style-name="P6"><text:s text:c="4"/><text:span text:style-name="T5">public function </text:span>setFile(UploadedFile $file = <text:span text:style-name="T5">null</text:span>)</text:p>
      <text:p text:style-name="P6"><text:s text:c="4"/>{</text:p>
      <text:p text:style-name="P6"><text:s text:c="8"/>$this-&gt;file = $file;</text:p>
      <text:p text:style-name="P6"><text:s text:c="4"/>}</text:p>
      <text:p text:style-name="P6"/>
      <text:p text:style-name="P6"><text:s text:c="4"/>/**</text:p>
      <text:p text:style-name="P6"><text:s text:c="5"/>* Get file</text:p>
      <text:p text:style-name="P6"><text:s text:c="5"/>*</text:p>
      <text:p text:style-name="P6"><text:s text:c="5"/>* <text:span text:style-name="T5">@return</text:span> UploadedFile</text:p>
      <text:p text:style-name="P6"><text:s text:c="5"/>*/</text:p>
      <text:p text:style-name="P6"><text:s text:c="4"/><text:span text:style-name="T5">public function </text:span>getFile()</text:p>
      <text:p text:style-name="P6"><text:s text:c="4"/>{</text:p>
      <text:p text:style-name="P6"><text:s text:c="8"/><text:span text:style-name="T5">return </text:span>$this-&gt;file;</text:p>
      <text:p text:style-name="P6"><text:s text:c="4"/>}</text:p>
      <text:p text:style-name="P6"/>
      <text:p text:style-name="P6"><text:s text:c="4"/><text:span text:style-name="T5">protected function </text:span>getUploadRootDir()</text:p>
      <text:p text:style-name="P6"><text:s text:c="4"/>{</text:p>
      <text:p text:style-name="P6"><text:s text:c="8"/><text:span text:style-name="T5">return </text:span>__DIR__.'/../../../../web/'.$this-&gt;getUploadDir();</text:p>
      <text:p text:style-name="P6"><text:soft-page-break/><text:s text:c="4"/>}</text:p>
      <text:p text:style-name="P6"/>
      <text:p text:style-name="P6"><text:s text:c="4"/><text:span text:style-name="T5">protected function </text:span>getUploadDir()</text:p>
      <text:p text:style-name="P6"><text:s text:c="4"/>{</text:p>
      <text:p text:style-name="P6"><text:s text:c="8"/><text:span text:style-name="T5">return </text:span>'bundles/applicationshop/images/product';</text:p>
      <text:p text:style-name="P6"><text:s text:c="4"/>}</text:p>
      <text:p text:style-name="P6"/>
      <text:p text:style-name="P6"><text:s text:c="4"/>/**</text:p>
      <text:p text:style-name="P6"><text:s text:c="5"/>* @ORM\PrePersist</text:p>
      <text:p text:style-name="P6"><text:s text:c="5"/>*/</text:p>
      <text:p text:style-name="P6"><text:s text:c="4"/><text:span text:style-name="T5">public function </text:span>preUpload()</text:p>
      <text:p text:style-name="P6"><text:s text:c="4"/>{</text:p>
      <text:p text:style-name="P6"><text:s text:c="8"/>// Add your code here</text:p>
      <text:p text:style-name="P6"><text:s text:c="8"/><text:span text:style-name="T5">if </text:span>(<text:span text:style-name="T5">null </text:span>!== $this-&gt;getFile()) {</text:p>
      <text:p text:style-name="P6"><text:s text:c="12"/>// do whatever you want to generate a unique name</text:p>
      <text:p text:style-name="P6"><text:s text:c="12"/>$filename = sha1(uniqid(mt_rand(), <text:span text:style-name="T5">true</text:span>));</text:p>
      <text:p text:style-name="P6"><text:s text:c="12"/>$this-&gt;path = $filename.'.'.$this-&gt;getFile()-&gt;guessExtension();</text:p>
      <text:p text:style-name="P6"><text:s text:c="8"/>}</text:p>
      <text:p text:style-name="P6"><text:s text:c="4"/>}</text:p>
      <text:p text:style-name="P6"/>
      <text:p text:style-name="P6"><text:s text:c="4"/>/**</text:p>
      <text:p text:style-name="P6"><text:s text:c="5"/>* @ORM\PostPersist</text:p>
      <text:p text:style-name="P6"><text:s text:c="5"/>*/</text:p>
      <text:p text:style-name="P6"><text:tab/><text:span text:style-name="T5">public function </text:span>upload()</text:p>
      <text:p text:style-name="P6"><text:tab/>{</text:p>
      <text:p text:style-name="P6"><text:tab/> <text:s text:c="3"/>// the file property can be empty if the field is not required</text:p>
      <text:p text:style-name="P6"><text:tab/> <text:s text:c="3"/><text:span text:style-name="T5">if </text:span>(<text:span text:style-name="T5">null </text:span>=== $this-&gt;getFile()) {</text:p>
      <text:p text:style-name="P6"><text:tab/> <text:s text:c="7"/><text:span text:style-name="T5">return</text:span>;</text:p>
      <text:p text:style-name="P6"><text:tab/> <text:s text:c="3"/>}</text:p>
      <text:p text:style-name="P6"><text:tab/></text:p>
      <text:p text:style-name="P6"><text:tab/> <text:s text:c="3"/>// use the original file name here but you should</text:p>
      <text:p text:style-name="P6"><text:tab/> <text:s text:c="3"/>// sanitize it at least to avoid any security issues</text:p>
      <text:p text:style-name="P6"><text:tab/></text:p>
      <text:p text:style-name="P6"><text:tab/> <text:s text:c="3"/>// move takes the target directory and then the</text:p>
      <text:p text:style-name="P6"><text:tab/> <text:s text:c="3"/>// target filename to move to</text:p>
      <text:p text:style-name="P6"><text:tab/> <text:s text:c="3"/>$this-&gt;getFile()-&gt;move(</text:p>
      <text:p text:style-name="P6"><text:tab/> <text:s text:c="7"/>$this-&gt;getUploadRootDir(),</text:p>
      <text:p text:style-name="P6"><text:tab/> <text:s text:c="7"/>$this-&gt;getFile()-&gt;getClientOriginalName()</text:p>
      <text:p text:style-name="P6"><text:tab/> <text:s text:c="7"/>//$this-&gt;path</text:p>
      <text:p text:style-name="P6"><text:tab/> <text:s text:c="3"/>);</text:p>
      <text:p text:style-name="P6"><text:tab/></text:p>
      <text:p text:style-name="P6"><text:tab/> <text:s text:c="3"/>// clean up the file property as you won't need it anymore</text:p>
      <text:p text:style-name="P6"><text:tab/> <text:s text:c="3"/>$this-&gt;file = <text:span text:style-name="T5">null</text:span>;</text:p>
      <text:p text:style-name="P6"><text:tab/>}</text:p>
      <text:p text:style-name="P6"/>
      <text:p text:style-name="P6"><text:s text:c="4"/>/**</text:p>
      <text:p text:style-name="P6"><text:s text:c="5"/>* @ORM\PostRemove</text:p>
      <text:p text:style-name="P6"><text:s text:c="5"/>*/</text:p>
      <text:p text:style-name="P6"><text:s text:c="4"/><text:span text:style-name="T5">public function </text:span>removeUpload()</text:p>
      <text:p text:style-name="P6"><text:s text:c="4"/>{</text:p>
      <text:p text:style-name="P6"><text:s text:c="4"/><text:tab/><text:span text:style-name="T5">foreach </text:span>($this-&gt;getImages() <text:span text:style-name="T5">as </text:span>$img) {</text:p>
      <text:p text:style-name="P6"><text:s text:c="4"/><text:tab/> <text:s text:c="3"/>$file = $this-&gt;getUploadRootDir().'/'.$img-&gt;getImage();</text:p>
      <text:p text:style-name="P6"/>
      <text:p text:style-name="P6"><text:tab/> <text:s text:c="3"/><text:tab/><text:span text:style-name="T5">if </text:span>(file_exists($file)) {</text:p>
      <text:p text:style-name="P6"><text:tab/> <text:s text:c="7"/><text:tab/>unlink($file);</text:p>
      <text:p text:style-name="P6"><text:tab/> <text:s text:c="3"/><text:tab/>}</text:p>
      <text:p text:style-name="P6"><text:s text:c="4"/><text:tab/>}</text:p>
      <text:p text:style-name="P6"><text:s text:c="4"/>}</text:p>
      <text:p text:style-name="Standard"/>
      <text:p text:style-name="P1"><text:span text:style-name="T1"><text:s text:c="4"/></text:span><text:span text:style-name="T2">public static function </text:span><text:span text:style-name="T1">loadValidatorMetadata(ClassMetadata $metadata)</text:span></text:p>
      <text:p text:style-name="P2"><text:s text:c="4"/>{</text:p>
      <text:p text:style-name="P1"><text:span text:style-name="T1"><text:s text:c="8"/>$metadata-&gt;addPropertyConstraint(</text:span><text:span text:style-name="T3">'title'</text:span><text:span text:style-name="T1">, </text:span><text:span text:style-name="T2">new </text:span><text:span text:style-name="T1">NotBlank());</text:span></text:p>
      <text:p text:style-name="P1"><text:span text:style-name="T1"><text:s text:c="8"/>$metadata-&gt;addPropertyConstraint(</text:span><text:span text:style-name="T3">'code'</text:span><text:span text:style-name="T1">, </text:span><text:span text:style-name="T2">new </text:span><text:span text:style-name="T1">NotBlank());</text:span></text:p>
      <text:p text:style-name="P1"><text:soft-page-break/><text:span text:style-name="T1"><text:s text:c="8"/>$metadata-&gt;addPropertyConstraint(</text:span><text:span text:style-name="T3">'price'</text:span><text:span text:style-name="T1">, </text:span><text:span text:style-name="T2">new </text:span><text:span text:style-name="T1">NotBlank());</text:span></text:p>
      <text:p text:style-name="P1"><text:span text:style-name="T1"><text:s text:c="8"/>$metadata-&gt;addPropertyConstraint(</text:span><text:span text:style-name="T3">'description'</text:span><text:span text:style-name="T1">, </text:span><text:span text:style-name="T2">new </text:span><text:span text:style-name="T1">NotBlank());</text:span></text:p>
      <text:p text:style-name="P1"><text:span text:style-name="T1"><text:s text:c="8"/>$metadata-&gt;addPropertyConstraint(</text:span><text:span text:style-name="T3">'description_full'</text:span><text:span text:style-name="T1">, </text:span><text:span text:style-name="T2">new </text:span><text:span text:style-name="T1">NotBlank());</text:span></text:p>
      <text:p text:style-name="P1"><text:span text:style-name="T1"><text:s text:c="8"/>$metadata-&gt;addPropertyConstraint(</text:span><text:span text:style-name="T3">'category'</text:span><text:span text:style-name="T1">, </text:span><text:span text:style-name="T2">new </text:span><text:span text:style-name="T1">NotBlank());</text:span></text:p>
      <text:p text:style-name="P6"><text:s text:c="8"/>$metadata-&gt;addPropertyConstraint('file', <text:span text:style-name="T5">new </text:span>NotBlank());</text:p>
      <text:p text:style-name="P6"><text:s text:c="8"/>$metadata-&gt;addPropertyConstraint('file', <text:span text:style-name="T5">new </text:span>Assert\Image());</text:p>
      <text:p text:style-name="P1"><text:span text:style-name="T1"><text:s text:c="8"/></text:span><text:span text:style-name="T7">/*$metadata-&gt;addPropertyConstraint('file', new Assert\File(array(</text:span></text:p>
      <text:p text:style-name="P7"><text:s text:c="12"/>'maxSize' =&gt; 6000000,</text:p>
      <text:p text:style-name="P7"><text:s text:c="8"/>)));*/</text:p>
      <text:p text:style-name="P2"><text:s text:c="4"/>}</text:p>
      <text:p text:style-name="P2">}</text:p>
      <text:p text:style-name="P3"/>
      <text:p text:style-name="P3">2. Dodanie pola w formularzu</text:p>
      <text:p text:style-name="P3">//src/Application/ShopAdminBundle/Form/ProductType.php</text:p>
      <text:p text:style-name="P2"/>
      <text:p text:style-name="P2"><text:s text:c="4"/><text:span text:style-name="T2">public function </text:span>buildForm(FormBuilderInterface $builder, <text:span text:style-name="T2">array </text:span>$options)</text:p>
      <text:p text:style-name="P2"><text:s text:c="4"/>{</text:p>
      <text:p text:style-name="P2"><text:s text:c="8"/>$builder</text:p>
      <text:p text:style-name="P2">...</text:p>
      <text:p text:style-name="P1"><text:span text:style-name="T1"><text:s text:c="12"/></text:span><text:span text:style-name="T4">-&gt;add('file', 'file')</text:span></text:p>
      <text:p text:style-name="P7">...</text:p>
      <text:p text:style-name="P2"><text:s text:c="8"/>;</text:p>
      <text:p text:style-name="P2"><text:s text:c="4"/>}</text:p>
      <text:p text:style-name="P3"/>
      <text:p text:style-name="P3">3. Zapisanie obrazka</text:p>
      <text:p text:style-name="P3">//src/Application/ShopAdminBundle/Controller/ProductController.php</text:p>
      <text:p text:style-name="P4">&lt;?php</text:p>
      <text:p text:style-name="P2">...</text:p>
      <text:p text:style-name="P6"><text:span text:style-name="T5">use </text:span>Application\ShopAdminBundle\Entity\Image;</text:p>
      <text:p text:style-name="P1"/>
      <text:p text:style-name="P5">/**</text:p>
      <text:p text:style-name="P5"><text:s/>* Product controller.</text:p>
      <text:p text:style-name="P5"><text:s/>*</text:p>
      <text:p text:style-name="P5"><text:s/>*/</text:p>
      <text:p text:style-name="P1"><text:span text:style-name="T2">class </text:span><text:span text:style-name="T1">ProductController </text:span><text:span text:style-name="T2">extends </text:span><text:span text:style-name="T1">Controller</text:span></text:p>
      <text:p text:style-name="P2">{</text:p>
      <text:p text:style-name="P2">...</text:p>
      <text:p text:style-name="P2"/>
      <text:p text:style-name="P2"><text:s text:c="4"/><text:span text:style-name="T6">/**</text:span></text:p>
      <text:p text:style-name="P5"><text:s text:c="5"/>* Creates a new Product entity.</text:p>
      <text:p text:style-name="P5"><text:s text:c="5"/>*</text:p>
      <text:p text:style-name="P5"><text:s text:c="5"/>*/</text:p>
      <text:p text:style-name="P1"><text:span text:style-name="T1"><text:s text:c="4"/></text:span><text:span text:style-name="T2">public function </text:span><text:span text:style-name="T1">createAction(Request $request)</text:span></text:p>
      <text:p text:style-name="P2"><text:s text:c="4"/>{</text:p>
      <text:p text:style-name="P1"><text:span text:style-name="T1"><text:s text:c="8"/>$entity = </text:span><text:span text:style-name="T2">new </text:span><text:span text:style-name="T1">Product();</text:span></text:p>
      <text:p text:style-name="P2"><text:s text:c="8"/>$form = $this-&gt;createCreateForm($entity);</text:p>
      <text:p text:style-name="P2"><text:s text:c="8"/>$form-&gt;handleRequest($request);</text:p>
      <text:p text:style-name="P1"/>
      <text:p text:style-name="P1"><text:span text:style-name="T1"><text:s text:c="8"/></text:span><text:span text:style-name="T2">if </text:span><text:span text:style-name="T1">($form-&gt;isValid()) {</text:span></text:p>
      <text:p text:style-name="P2"><text:s text:c="12"/></text:p>
      <text:p text:style-name="P2"><text:s text:c="8"/><text:tab/>$em = $this-&gt;getDoctrine()-&gt;getManager();</text:p>
      <text:p text:style-name="P2"><text:s text:c="8"/><text:tab/></text:p>
      <text:p text:style-name="P6"><text:s text:c="8"/><text:tab/><text:span text:style-name="T5">if</text:span>($entity-&gt;getFile()){</text:p>
      <text:p text:style-name="P6"><text:s text:c="8"/><text:tab/><text:tab/>$img = <text:span text:style-name="T5">new </text:span>Image();</text:p>
      <text:p text:style-name="P6"><text:s text:c="8"/><text:tab/><text:tab/>$img-&gt;setImage($entity-&gt;getFile()-&gt;getClientOriginalName());</text:p>
      <text:p text:style-name="P6"><text:s text:c="8"/><text:tab/><text:tab/>$img-&gt;setProduct($entity);</text:p>
      <text:p text:style-name="P6"><text:s text:c="8"/><text:tab/><text:tab/>$em-&gt;persist($img);</text:p>
      <text:p text:style-name="P6"><text:s text:c="8"/><text:tab/>}</text:p>
      <text:p text:style-name="P6"><text:s text:c="8"/><text:tab/></text:p>
      <text:p text:style-name="P6"><text:s text:c="8"/><text:tab/><text:span text:style-name="T13">//$entity-&gt;upload();</text:span></text:p>
      <text:p text:style-name="P2"><text:s text:c="8"/><text:tab/></text:p>
      <text:p text:style-name="P2"><text:s text:c="12"/>$em-&gt;persist($entity);</text:p>
      <text:p text:style-name="P2"><text:s text:c="12"/>$em-&gt;flush();</text:p>
      <text:p text:style-name="P1"/>
      <text:p text:style-name="P1"><text:soft-page-break/><text:span text:style-name="T1"><text:s text:c="12"/></text:span><text:span text:style-name="T2">return </text:span><text:span text:style-name="T1">$this-&gt;redirect($this-&gt;generateUrl(</text:span><text:span text:style-name="T3">'application_admin_product_show'</text:span><text:span text:style-name="T1">, </text:span><text:span text:style-name="T2">array</text:span><text:span text:style-name="T1">(</text:span><text:span text:style-name="T3">'id' </text:span><text:span text:style-name="T1">=&gt; $entity-&gt;getId())));</text:span></text:p>
      <text:p text:style-name="P2"><text:s text:c="8"/>}</text:p>
      <text:p text:style-name="P1"/>
      <text:p text:style-name="P1"><text:span text:style-name="T1"><text:s text:c="8"/></text:span><text:span text:style-name="T2">return </text:span><text:span text:style-name="T1">$this-&gt;render(</text:span><text:span text:style-name="T3">'ApplicationShopAdminBundle:Product:new.html.twig'</text:span><text:span text:style-name="T1">, </text:span><text:span text:style-name="T2">array</text:span><text:span text:style-name="T1">(</text:span></text:p>
      <text:p text:style-name="P1"><text:span text:style-name="T1"><text:s text:c="12"/></text:span><text:span text:style-name="T3">'entity' </text:span><text:span text:style-name="T1">=&gt; $entity,</text:span></text:p>
      <text:p text:style-name="P1"><text:span text:style-name="T1"><text:s text:c="12"/></text:span><text:span text:style-name="T3">'form' <text:s text:c="2"/></text:span><text:span text:style-name="T1">=&gt; $form-&gt;createView(),</text:span></text:p>
      <text:p text:style-name="P2"><text:s text:c="8"/>));</text:p>
      <text:p text:style-name="P2"><text:s text:c="4"/>}</text:p>
      <text:p text:style-name="P2">...</text:p>
      <text:p text:style-name="P2">}</text:p>
      <text:p text:style-name="P3">4. Formularz new</text:p>
      <text:p text:style-name="P3">//src/Application/ShopAdminBundle/Resources/views/Product/new.html.twig</text:p>
      <text:p text:style-name="Standard"/>
      <text:p text:style-name="P9"><text:span text:style-name="T1"><text:s text:c="12"/></text:span><text:span text:style-name="T8">&lt;</text:span><text:span text:style-name="T9">div</text:span> <text:span text:style-name="T10">class</text:span><text:span text:style-name="T1">=</text:span><text:span text:style-name="T11">"form-group {% if form_errors(form.category) %} has-error </text:span><text:span text:style-name="T11">{% endif %}"</text:span><text:span text:style-name="T8">&gt;</text:span></text:p>
      <text:p text:style-name="P2"><text:s text:c="16"/>{{ form_label(form.category) }} *</text:p>
      <text:p text:style-name="P2"><text:s text:c="16"/>{{ form_widget(form.category, { 'attr': {'class': 'form-control'} }) }}</text:p>
      <text:p text:style-name="P2"><text:s text:c="16"/>{{ form_errors(form.category) }}</text:p>
      <text:p text:style-name="P1"><text:span text:style-name="T1"><text:s text:c="12"/></text:span><text:span text:style-name="T8">&lt;/</text:span><text:span text:style-name="T9">div</text:span><text:span text:style-name="T8">&gt;</text:span></text:p>
      <text:p text:style-name="P6"><text:s text:c="12"/>&lt;div class=<text:span text:style-name="T12">"form-group {% if form_errors(form.file) %} has-error {% endif %}"</text:span>&gt;</text:p>
      <text:p text:style-name="P6"><text:s text:c="16"/>{{ form_label(form.file) }}</text:p>
      <text:p text:style-name="P6"><text:s text:c="16"/>{{ form_widget(form.file) }}</text:p>
      <text:p text:style-name="P6"><text:s text:c="16"/>{{ form_errors(form.file) }}</text:p>
      <text:p text:style-name="P6"><text:s text:c="12"/>&lt;/div&gt;</text:p>
      <text:p text:style-name="P6"/>
      <text:p text:style-name="P3">5. Formularz edit</text:p>
      <text:p text:style-name="P3">//src/Application/ShopAdminBundle/Resources/views/Product/edit.html.twig</text:p>
      <text:p text:style-name="Standard"/>
      <text:p text:style-name="P1"><text:s text:c="12"/>&lt;div class="form-group {% if form_errors(edit_form.category) %} has-error {% endif %}"&gt;</text:p>
      <text:p text:style-name="P1"><text:s text:c="16"/>{{ form_label(edit_form.category) }}</text:p>
      <text:p text:style-name="P1"><text:s text:c="16"/>{{ form_widget(edit_form.category, { 'attr': {'class': 'form-control'} }) }}</text:p>
      <text:p text:style-name="P1"><text:s text:c="16"/>{{ form_errors(edit_form.category) }}</text:p>
      <text:p text:style-name="P1"><text:s text:c="12"/>&lt;/div&gt;</text:p>
      <text:p text:style-name="P6"/>
      <text:p text:style-name="P6"><text:span text:style-name="T14"><text:s text:c="12"/>{% if entity.images is not empty %} </text:span><text:s/></text:p>
      <text:p text:style-name="P6"><text:s text:c="12"/>&lt;div class="form-group"&gt; <text:s text:c="7"/></text:p>
      <text:p text:style-name="P6"><text:s text:c="16"/>{% for image in entity.images %}</text:p>
      <text:p text:style-name="P6"><text:s text:c="16"/>&lt;div class="pull-left"&gt;</text:p>
      <text:p text:style-name="P6"><text:s text:c="20"/>&lt;img width="150px" class="img-responsive" src="{{ asset('bundles/applicationshop/images/product/') }}{{ image.image }}" alt="{{ entity.title|raw }}"&gt;</text:p>
      <text:p text:style-name="P6"><text:s text:c="20"/>&lt;div class=<text:span text:style-name="T12">"text-center"</text:span>&gt;</text:p>
      <text:p text:style-name="P6"><text:s text:c="24"/>&lt;a class=<text:span text:style-name="T12">"btn btn-danger btn-xs"</text:span> href=<text:span text:style-name="T12">"{{ path('application_admin_product_remove-image', { 'img': image.id, 'id': entity.id }) }}"</text:span> onclick="if(!confirm('{% trans %}Are you sure?{% endtrans %}')) { return false; }"&gt;&lt;i class=<text:span text:style-name="T12">"fa fa-fw fa-close"</text:span>&gt;&lt;/i&gt;delete&lt;/a&gt;</text:p>
      <text:p text:style-name="P6"><text:s text:c="20"/>&lt;/div&gt;</text:p>
      <text:p text:style-name="P6"><text:s text:c="16"/>&lt;/div&gt;</text:p>
      <text:p text:style-name="P6"><text:s text:c="16"/>{% endfor %}</text:p>
      <text:p text:style-name="P6"><text:s text:c="16"/>&lt;div class="clearfix"&gt;&lt;/div&gt;</text:p>
      <text:p text:style-name="P6"><text:s text:c="12"/>&lt;/div&gt;</text:p>
      <text:p text:style-name="P6"><text:s text:c="12"/>{% endif %}</text:p>
      <text:p text:style-name="P1"/>
      <text:p text:style-name="P6"><text:s text:c="12"/>&lt;div class="form-group {% if form_errors(edit_form.file) %} has-error {% endif %}"&gt;</text:p>
      <text:p text:style-name="P6"><text:s text:c="16"/>{{ form_label(edit_form.file) }}</text:p>
      <text:p text:style-name="P6"><text:soft-page-break/><text:s text:c="16"/>{{ form_widget(edit_form.file) }}</text:p>
      <text:p text:style-name="P6"><text:s text:c="16"/>{{ form_errors(edit_form.file) }}</text:p>
      <text:p text:style-name="P6"><text:s text:c="12"/>&lt;/div&gt;</text:p>
      <text:p text:style-name="P10"/>
      <text:p text:style-name="P10">6. Zapisanie obrazka</text:p>
      <text:p text:style-name="P3">//src/Application/ShopAdminBundle/Controller/ProductController.php</text:p>
      <text:p text:style-name="P1"><text:span text:style-name="T1"><text:s text:c="4"/></text:span><text:span text:style-name="T6">/**</text:span></text:p>
      <text:p text:style-name="P5"><text:s text:c="5"/>* Edits an existing Product entity.</text:p>
      <text:p text:style-name="P5"><text:s text:c="5"/>*</text:p>
      <text:p text:style-name="P5"><text:s text:c="5"/>*/</text:p>
      <text:p text:style-name="P1"><text:span text:style-name="T1"><text:s text:c="4"/></text:span><text:span text:style-name="T2">public function </text:span><text:span text:style-name="T1">updateAction(Request $request, $id)</text:span></text:p>
      <text:p text:style-name="P2"><text:s text:c="4"/>{</text:p>
      <text:p text:style-name="P2">...</text:p>
      <text:p text:style-name="P1"/>
      <text:p text:style-name="P1"><text:span text:style-name="T1"><text:s text:c="8"/></text:span><text:span text:style-name="T2">if </text:span><text:span text:style-name="T1">($editForm-&gt;isValid()) {</text:span></text:p>
      <text:p text:style-name="P2"><text:s text:c="8"/><text:tab/></text:p>
      <text:p text:style-name="P6"><text:s text:c="12"/><text:span text:style-name="T5">if</text:span>($entity-&gt;getFile()){</text:p>
      <text:p text:style-name="P6"><text:s text:c="8"/><text:tab/><text:tab/>$img = <text:span text:style-name="T5">new </text:span>Image();</text:p>
      <text:p text:style-name="P6"><text:s text:c="8"/><text:tab/><text:tab/>$img-&gt;setImage($entity-&gt;getFile()-&gt;getClientOriginalName());</text:p>
      <text:p text:style-name="P6"><text:s text:c="8"/><text:tab/><text:tab/>$img-&gt;setProduct($entity);</text:p>
      <text:p text:style-name="P6"><text:s text:c="8"/><text:tab/><text:tab/>$em-&gt;persist($img);</text:p>
      <text:p text:style-name="P6"><text:s text:c="8"/><text:tab/>}</text:p>
      <text:p text:style-name="P2"><text:s text:c="8"/><text:tab/></text:p>
      <text:p text:style-name="P2"><text:s text:c="12"/>$em-&gt;flush();</text:p>
      <text:p text:style-name="P1"/>
      <text:p text:style-name="P1"><text:span text:style-name="T1"><text:s text:c="12"/></text:span><text:span text:style-name="T2">return </text:span><text:span text:style-name="T1">$this-&gt;redirect($this-&gt;generateUrl(</text:span><text:span text:style-name="T3">'application_admin_product_edit'</text:span><text:span text:style-name="T1">, </text:span><text:span text:style-name="T2">array</text:span><text:span text:style-name="T1">(</text:span><text:span text:style-name="T3">'id' </text:span><text:span text:style-name="T1">=&gt; $id)));</text:span></text:p>
      <text:p text:style-name="P2"><text:s text:c="8"/>}</text:p>
      <text:p text:style-name="P1"/>
      <text:p text:style-name="P2">....</text:p>
      <text:p text:style-name="P2"><text:s text:c="4"/>}</text:p>
      <text:p text:style-name="P10"/>
      <text:p text:style-name="P10">7. Usunięcie obrazka</text:p>
      <text:p text:style-name="P10">//src/Application/ShopAdminBundle/Resources/config/routing/product.yml</text:p>
      <text:p text:style-name="P9">...</text:p>
      <text:p text:style-name="P12">application_admin_product_remove-image:</text:p>
      <text:p text:style-name="P6"><text:s text:c="4"/>path: <text:s text:c="4"/>/{id}/{img}/remove-image</text:p>
      <text:p text:style-name="P6"><text:s text:c="4"/>defaults: { _controller: "ApplicationShopAdminBundle:Product:removeImage" }</text:p>
      <text:p text:style-name="P1"/>
      <text:p text:style-name="P8">8. Kontroler usunięcie obrazka</text:p>
      <text:p text:style-name="P3">//src/Application/ShopAdminBundle/Controller/ProductController.php</text:p>
      <text:p text:style-name="P3"/>
      <text:p text:style-name="P6"><text:s text:c="4"/><text:span text:style-name="T5">public function </text:span>removeImageAction(Request $request, $id, $img)</text:p>
      <text:p text:style-name="P6"><text:s text:c="4"/>{</text:p>
      <text:p text:style-name="P6"><text:s text:c="8"/>$em = $this-&gt;getDoctrine()-&gt;getManager();</text:p>
      <text:p text:style-name="P6"/>
      <text:p text:style-name="P6"><text:s text:c="8"/>$entity = $em-&gt;getRepository('ApplicationShopAdminBundle:Image')-&gt;find($img);</text:p>
      <text:p text:style-name="P6"/>
      <text:p text:style-name="P6"><text:s text:c="8"/><text:span text:style-name="T5">if </text:span>(!$entity) {</text:p>
      <text:p text:style-name="P6"><text:s text:c="12"/><text:span text:style-name="T5">throw </text:span>$this-&gt;createNotFoundException('Unable to find Product entity.');</text:p>
      <text:p text:style-name="P6"><text:s text:c="8"/>}</text:p>
      <text:p text:style-name="P6"><text:s text:c="8"/></text:p>
      <text:p text:style-name="P6"><text:s text:c="8"/>$em-&gt;remove($entity);</text:p>
      <text:p text:style-name="P6"><text:s text:c="8"/>$em-&gt;flush();</text:p>
      <text:p text:style-name="P6"><text:s text:c="8"/></text:p>
      <text:p text:style-name="P6"><text:s text:c="8"/><text:span text:style-name="T5">return </text:span>$this-&gt;redirect($this-&gt;generateUrl('application_admin_product_edit', <text:span text:style-name="T5">array</text:span>('id' =&gt; $id)));</text:p>
      <text:p text:style-name="P6"><text:s text:c="4"/>}</text:p>
      <text:p text:style-name="P3"/>
      <text:p text:style-name="P3"/>
      <text:p text:style-name="P3"/>
      <text:p text:style-name="P3"/>
      <text:p text:style-name="P10"><text:soft-page-break/>7. Usunięcie obrazka z katalogu</text:p>
      <text:p text:style-name="P10"/>
      <text:p text:style-name="P10">//src/Application/ShopAdminBundle/Resources/config/doctrine/Image.orm.yml</text:p>
      <text:p text:style-name="P9"># src/Application/ShopAdminBundle/Resources/config/doctrine/Image.orm.yml</text:p>
      <text:p text:style-name="P1">Application\ShopAdminBundle\Entity\Image:</text:p>
      <text:p text:style-name="P1"><text:s text:c="2"/>type: entity</text:p>
      <text:p text:style-name="P1"><text:s text:c="2"/>#repositoryClass: Application\ShopAdminBundle\Repository\ImageRepository</text:p>
      <text:p text:style-name="P1"><text:s text:c="2"/>table: image</text:p>
      <text:p text:style-name="P1">...</text:p>
      <text:p text:style-name="P6"><text:s text:c="2"/>lifecycleCallbacks:</text:p>
      <text:p text:style-name="P6"><text:s text:c="4"/>postRemove: [ removeUpload ]</text:p>
      <text:p text:style-name="P10"/>
      <text:p text:style-name="P10">8. Usunięcie obrazka z katalogu</text:p>
      <text:p text:style-name="P3">//src/Application/ShopAdminBundle/Entity/Image.php</text:p>
      <text:p text:style-name="P3"/>
      <text:p text:style-name="P4">&lt;?php</text:p>
      <text:p text:style-name="P1"/>
      <text:p text:style-name="P2">namespace Application\ShopAdminBundle\Entity;</text:p>
      <text:p text:style-name="P1"/>
      <text:p text:style-name="P1"><text:span text:style-name="T2">use </text:span><text:span text:style-name="T1">Doctrine\ORM\Mapping </text:span><text:span text:style-name="T2">as </text:span><text:span text:style-name="T1">ORM;</text:span></text:p>
      <text:p text:style-name="P1"/>
      <text:p text:style-name="P5">/**</text:p>
      <text:p text:style-name="P5"><text:s/>* Image</text:p>
      <text:p text:style-name="P5"><text:s/>*/</text:p>
      <text:p text:style-name="P1"><text:span text:style-name="T2">class </text:span><text:span text:style-name="T1">Image</text:span></text:p>
      <text:p text:style-name="P2">{</text:p>
      <text:p text:style-name="P2">...</text:p>
      <text:p text:style-name="P2"/>
      <text:p text:style-name="P6"><text:s text:c="4"/><text:span text:style-name="T5">protected function </text:span>getUploadRootDir()</text:p>
      <text:p text:style-name="P6"><text:s text:c="4"/>{</text:p>
      <text:p text:style-name="P6"><text:s text:c="8"/><text:span text:style-name="T5">return </text:span>__DIR__.'/../../../../web/'.$this-&gt;getUploadDir();</text:p>
      <text:p text:style-name="P6"><text:s text:c="4"/>}</text:p>
      <text:p text:style-name="P6"/>
      <text:p text:style-name="P6"><text:s text:c="4"/><text:span text:style-name="T5">protected function </text:span>getUploadDir()</text:p>
      <text:p text:style-name="P6"><text:s text:c="4"/>{</text:p>
      <text:p text:style-name="P6"><text:s text:c="8"/><text:span text:style-name="T5">return </text:span>'bundles/applicationshop/images/product';</text:p>
      <text:p text:style-name="P6"><text:s text:c="4"/>}</text:p>
      <text:p text:style-name="P6"><text:s text:c="4"/></text:p>
      <text:p text:style-name="P6"><text:s text:c="4"/>/**</text:p>
      <text:p text:style-name="P6"><text:s text:c="5"/>* @ORM\PostRemove</text:p>
      <text:p text:style-name="P6"><text:s text:c="5"/>*/</text:p>
      <text:p text:style-name="P6"><text:s text:c="4"/><text:span text:style-name="T5">public function </text:span>removeUpload()</text:p>
      <text:p text:style-name="P6"><text:s text:c="4"/>{</text:p>
      <text:p text:style-name="P6"><text:s text:c="4"/><text:tab/>$file = $this-&gt;getUploadRootDir().'/'.$this-&gt;getImage();</text:p>
      <text:p text:style-name="P6"/>
      <text:p text:style-name="P6"><text:tab/> <text:s text:c="3"/><text:span text:style-name="T5">if </text:span>(file_exists($file)) {</text:p>
      <text:p text:style-name="P6"><text:tab/> <text:s text:c="3"/><text:tab/>unlink($file);</text:p>
      <text:p text:style-name="P6"><text:tab/> <text:s text:c="3"/>}</text:p>
      <text:p text:style-name="P6"><text:s text:c="4"/>}</text:p>
      <text:p text:style-name="P2">}</text:p>
      <text:p text:style-name="P3"/>
      <text:p text:style-name="Standard"/>
      <text:p text:style-name="Standard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Zmiana nazwy pliku</text:p>
      <text:p text:style-name="P3">1. Dodajemy następujące medody:</text:p>
      <text:p text:style-name="P3">//src/Application/ShopAdminBundle/Entity/Product.php</text:p>
      <text:p text:style-name="Standard"/>
      <text:p text:style-name="P6"><text:s text:c="4"/><text:span text:style-name="T5">private </text:span>$file_rename;</text:p>
      <text:p text:style-name="P6"><text:s text:c="4"/></text:p>
      <text:p text:style-name="P6"><text:s text:c="4"/><text:span text:style-name="T5">public function </text:span>setFileRename()</text:p>
      <text:p text:style-name="P6"><text:s text:c="4"/>{</text:p>
      <text:p text:style-name="P6"><text:s text:c="8"/><text:span text:style-name="T5">if </text:span>(<text:span text:style-name="T5">null </text:span>!== $this-&gt;getFile()) {</text:p>
      <text:p text:style-name="P6"><text:s text:c="12"/>// do whatever you want to generate a unique name</text:p>
      <text:p text:style-name="P6"><text:s text:c="12"/>$filename = sha1(uniqid(mt_rand(), <text:span text:style-name="T5">true</text:span>));</text:p>
      <text:p text:style-name="P6"><text:s text:c="12"/>$this-&gt;file_rename = $filename.'.'.$this-&gt;getFile()-&gt;guessExtension();</text:p>
      <text:p text:style-name="P6"><text:s text:c="8"/>}</text:p>
      <text:p text:style-name="P6"><text:s text:c="4"/>}</text:p>
      <text:p text:style-name="P6"><text:s/></text:p>
      <text:p text:style-name="P6"><text:s text:c="4"/><text:span text:style-name="T5">public function </text:span>getFileRename()</text:p>
      <text:p text:style-name="P6"><text:s text:c="4"/>{</text:p>
      <text:p text:style-name="P6"><text:s text:c="8"/><text:span text:style-name="T5">return </text:span>$this-&gt;file_rename;</text:p>
      <text:p text:style-name="P6"><text:s text:c="4"/>}</text:p>
      <text:p text:style-name="Standard"/>
      <text:p text:style-name="P1"><text:span text:style-name="T1"><text:tab/></text:span><text:span text:style-name="T2">public function </text:span><text:span text:style-name="T1">upload()</text:span></text:p>
      <text:p text:style-name="P2"><text:tab/>{</text:p>
      <text:p text:style-name="P1"><text:span text:style-name="T1"><text:tab/> <text:s text:c="3"/></text:span><text:span text:style-name="T7">// the file property can be empty if the field is not required</text:span></text:p>
      <text:p text:style-name="P1"><text:span text:style-name="T1"><text:tab/> <text:s text:c="3"/></text:span><text:span text:style-name="T2">if </text:span><text:span text:style-name="T1">(</text:span><text:span text:style-name="T2">null </text:span><text:span text:style-name="T1">=== $this-&gt;getFile()) {</text:span></text:p>
      <text:p text:style-name="P1"><text:span text:style-name="T1"><text:tab/> <text:s text:c="7"/></text:span><text:span text:style-name="T2">return</text:span><text:span text:style-name="T1">;</text:span></text:p>
      <text:p text:style-name="P2"><text:tab/> <text:s text:c="3"/>}</text:p>
      <text:p text:style-name="P2"><text:tab/></text:p>
      <text:p text:style-name="P1"><text:span text:style-name="T1"><text:tab/> <text:s text:c="3"/></text:span><text:span text:style-name="T7">// use the original file name here but you should</text:span></text:p>
      <text:p text:style-name="P1"><text:span text:style-name="T1"><text:tab/> <text:s text:c="3"/></text:span><text:span text:style-name="T7">// sanitize it at least to avoid any security issues</text:span></text:p>
      <text:p text:style-name="P2"><text:tab/></text:p>
      <text:p text:style-name="P1"><text:span text:style-name="T1"><text:tab/> <text:s text:c="3"/></text:span><text:span text:style-name="T7">// move takes the target directory and then the</text:span></text:p>
      <text:p text:style-name="P1"><text:span text:style-name="T1"><text:tab/> <text:s text:c="3"/></text:span><text:span text:style-name="T7">// target filename to move to</text:span></text:p>
      <text:p text:style-name="P2"><text:tab/> <text:s text:c="3"/>$this-&gt;getFile()-&gt;move(</text:p>
      <text:p text:style-name="P2"><text:tab/> <text:s text:c="7"/>$this-&gt;getUploadRootDir(),</text:p>
      <text:p text:style-name="P2"><text:tab/> <text:s text:c="7"/><text:span text:style-name="T4">$this-&gt;getFileRename()</text:span></text:p>
      <text:p text:style-name="P1"><text:span text:style-name="T1"><text:tab/> <text:s text:c="7"/></text:span><text:span text:style-name="T13">//$this-&gt;getFile()-&gt;getClientOriginalName()</text:span></text:p>
      <text:p text:style-name="P1"><text:span text:style-name="T1"><text:tab/> <text:s text:c="7"/></text:span><text:span text:style-name="T7">//$this-&gt;path</text:span></text:p>
      <text:p text:style-name="P2"><text:tab/> <text:s text:c="3"/>);</text:p>
      <text:p text:style-name="P2"><text:tab/></text:p>
      <text:p text:style-name="P1"><text:span text:style-name="T1"><text:tab/> <text:s text:c="3"/></text:span><text:span text:style-name="T7">// clean up the file property as you won't need it anymore</text:span></text:p>
      <text:p text:style-name="P1"><text:span text:style-name="T1"><text:tab/> <text:s text:c="3"/>$this-&gt;file = </text:span><text:span text:style-name="T2">null</text:span><text:span text:style-name="T1">;</text:span></text:p>
      <text:p text:style-name="P2"><text:tab/>}</text:p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. W kontrolerze ustawiamy:</text:p>
      <text:p text:style-name="P3">//src/Application/ShopAdminBundle/Entity/Product.php</text:p>
      <text:p text:style-name="P2"><text:s text:c="4"/><text:span text:style-name="T6">/**</text:span></text:p>
      <text:p text:style-name="P5"><text:s text:c="5"/>* Creates a new Product entity.</text:p>
      <text:p text:style-name="P5"><text:s text:c="5"/>*</text:p>
      <text:p text:style-name="P5"><text:s text:c="5"/>*/</text:p>
      <text:p text:style-name="P1"><text:span text:style-name="T1"><text:s text:c="4"/></text:span><text:span text:style-name="T2">public function </text:span><text:span text:style-name="T1">createAction(Request $request)</text:span></text:p>
      <text:p text:style-name="P2"><text:s text:c="4"/>{</text:p>
      <text:p text:style-name="P2">...</text:p>
      <text:p text:style-name="P1"/>
      <text:p text:style-name="P1"><text:span text:style-name="T1"><text:s text:c="8"/></text:span><text:span text:style-name="T2">if </text:span><text:span text:style-name="T1">($form-&gt;isValid()) {</text:span></text:p>
      <text:p text:style-name="P2"><text:s text:c="12"/></text:p>
      <text:p text:style-name="P2"><text:s text:c="8"/><text:tab/>$em = $this-&gt;getDoctrine()-&gt;getManager();</text:p>
      <text:p text:style-name="P2"><text:s text:c="8"/><text:tab/></text:p>
      <text:p text:style-name="P1"><text:span text:style-name="T1"><text:tab/> <text:s text:c="7"/></text:span><text:span text:style-name="T2">if </text:span><text:span text:style-name="T1">($entity-&gt;getFile()) {</text:span></text:p>
      <text:p text:style-name="P2"><text:tab/> <text:s text:c="11"/></text:p>
      <text:p text:style-name="P2"><text:tab/> <text:s text:c="7"/><text:tab/><text:span text:style-name="T4">$entity-&gt;setFileRename();</text:span></text:p>
      <text:p text:style-name="P2"><text:tab/> <text:s text:c="11"/></text:p>
      <text:p text:style-name="P1"><text:span text:style-name="T1"><text:tab/> <text:s text:c="11"/>$img = </text:span><text:span text:style-name="T2">new </text:span><text:span text:style-name="T1">Image();</text:span></text:p>
      <text:p text:style-name="P2"><text:tab/> <text:s text:c="11"/><text:span text:style-name="T7">//$img-&gt;setImage($entity-&gt;getFile()-&gt;getClientOriginalName());</text:span></text:p>
      <text:p text:style-name="P2"><text:s text:c="8"/><text:tab/><text:tab/>$img-&gt;setImage(<text:span text:style-name="T4">$entity-&gt;getFileRename()</text:span>);</text:p>
      <text:p text:style-name="P2"><text:s text:c="8"/><text:tab/><text:tab/>$img-&gt;setProduct($entity);</text:p>
      <text:p text:style-name="P2"><text:s text:c="8"/><text:tab/><text:tab/>$em-&gt;persist($img);</text:p>
      <text:p text:style-name="P2"><text:s text:c="8"/><text:tab/>}</text:p>
      <text:p text:style-name="P2"><text:s text:c="8"/><text:tab/></text:p>
      <text:p text:style-name="P1"><text:span text:style-name="T1"><text:s text:c="8"/><text:tab/></text:span><text:span text:style-name="T7">//$entity-&gt;upload();</text:span></text:p>
      <text:p text:style-name="P2"><text:s text:c="8"/><text:tab/></text:p>
      <text:p text:style-name="P2"><text:s text:c="12"/>$em-&gt;persist($entity);</text:p>
      <text:p text:style-name="P2"><text:s text:c="12"/>$em-&gt;flush();</text:p>
      <text:p text:style-name="P2">...</text:p>
      <text:p text:style-name="P2"><text:s text:c="4"/>}</text:p>
      <text:p text:style-name="P2"/>
      <text:p text:style-name="P2"><text:s text:c="4"/><text:span text:style-name="T2">public function </text:span>updateAction(Request $request, $id)</text:p>
      <text:p text:style-name="P2"><text:s text:c="4"/>{</text:p>
      <text:p text:style-name="P2">...</text:p>
      <text:p text:style-name="P1"/>
      <text:p text:style-name="P1"><text:span text:style-name="T1"><text:s text:c="8"/></text:span><text:span text:style-name="T2">if </text:span><text:span text:style-name="T1">($editForm-&gt;isValid()) {</text:span></text:p>
      <text:p text:style-name="P2"><text:s text:c="8"/><text:tab/></text:p>
      <text:p text:style-name="P1"><text:span text:style-name="T1"><text:s text:c="8"/><text:tab/></text:span><text:span text:style-name="T2">if </text:span><text:span text:style-name="T1">($entity-&gt;getFile()) {</text:span></text:p>
      <text:p text:style-name="P2"><text:tab/> <text:s text:c="11"/></text:p>
      <text:p text:style-name="P2"><text:tab/> <text:s text:c="7"/><text:tab/><text:span text:style-name="T4">$entity-&gt;setFileRename();</text:span></text:p>
      <text:p text:style-name="P2"><text:tab/> <text:s text:c="11"/></text:p>
      <text:p text:style-name="P1"><text:span text:style-name="T1"><text:tab/> <text:s text:c="11"/>$img = </text:span><text:span text:style-name="T2">new </text:span><text:span text:style-name="T1">Image();</text:span></text:p>
      <text:p text:style-name="P1"><text:span text:style-name="T1"><text:tab/> <text:s text:c="11"/></text:span><text:span text:style-name="T7">//$img-&gt;setImage($entity-&gt;getFile()-&gt;getClientOriginalName());</text:span></text:p>
      <text:p text:style-name="P2"><text:s text:c="8"/><text:tab/><text:tab/>$img-&gt;setImage(<text:span text:style-name="T4">$entity-&gt;getFileRename()</text:span>);</text:p>
      <text:p text:style-name="P2"><text:s text:c="8"/><text:tab/><text:tab/>$img-&gt;setProduct($entity);</text:p>
      <text:p text:style-name="P2"><text:s text:c="8"/><text:tab/><text:tab/>$em-&gt;persist($img);</text:p>
      <text:p text:style-name="P2"><text:s text:c="8"/><text:tab/>}</text:p>
      <text:p text:style-name="P2"><text:s text:c="8"/><text:tab/></text:p>
      <text:p text:style-name="P2"><text:s text:c="12"/>$em-&gt;flush();</text:p>
      <text:p text:style-name="P2">...</text:p>
      <text:p text:style-name="P2"><text:s text:c="4"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36M36S</meta:editing-duration>
    <meta:editing-cycles>61</meta:editing-cycles>
    <meta:generator>OpenOffice.org/3.3$Win32 OpenOffice.org_project/330m20$Build-9567</meta:generator>
    <dc:date>2015-08-11T11:16:37.73</dc:date>
    <dc:creator>szymon idczak</dc:creator>
    <meta:document-statistic meta:table-count="0" meta:image-count="0" meta:object-count="0" meta:page-count="8" meta:paragraph-count="386" meta:word-count="928" meta:character-count="11665"/>
    <meta:user-defined meta:name="Info 1"/>
    <meta:user-defined meta:name="Info 2"/>
    <meta:user-defined meta:name="Info 3"/>
    <meta:user-defined meta:name="Info 4"/>
  </office:meta>
</office:document-meta>
</file>